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9.75pt" fo:letter-spacing="normal" fo:font-style="normal" fo:font-weight="normal" officeooo:rsid="000abc1c" officeooo:paragraph-rsid="000abc1c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Open Sans" fo:font-size="9.75pt" fo:letter-spacing="normal" fo:font-style="normal" fo:font-weight="normal" officeooo:rsid="000abc1c" officeooo:paragraph-rsid="000abc1c" fo:background-color="#fff200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42%" fo:orphans="2" fo:widows="2" fo:background-color="#ffffff" fo:padding="0cm" fo:border="none"/>
      <style:text-properties fo:font-variant="normal" fo:text-transform="none" fo:color="#333333" style:font-name="Open Sans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Первый урок. Основы Пайтон. </text:p>
      <text:p text:style-name="P3">Вебинары</text:p>
      <text:p text:style-name="P3">08.06.2020</text:p>
      <text:p text:style-name="P1"/>
      <text:p text:style-name="P2">PyCharm ссылки:</text:p>
      <text:p text:style-name="P1"/>
      <text:p text:style-name="P1">Настройка PyCharm</text:p>
      <text:p text:style-name="P4">https://py-charm.blogspot.com/2017/09/blog-post.html</text:p>
      <text:p text:style-name="P4">Настройка GitHub</text:p>
      <text:p text:style-name="P4">https://docs.google.com/document/d/1RAT_ukE39iOfbz1xa39QXae2hBUEZ4U6Fko_wFDdrsM/edit#</text:p>
      <text:p text:style-name="P4">Горячие клавиши</text:p>
      <text:p text:style-name="P4">https://resources.jetbrains.com/storage/products/pycharm/docs/PyCharm_ReferenceCard.pdf</text:p>
      <text:p text:style-name="P4">http://dev-tricks.ru/2016/10/20/goryachie-klavishi-pycharm/</text:p>
      <text:p text:style-name="P4">Документация</text:p>
      <text:p text:style-name="P4">https://www.programiz.com</text:p>
      <text:p text:style-name="P4">https://docs.python.org/3/index.html</text:p>
      <text:p text:style-name="P4">Визуализатор</text:p>
      <text:p text:style-name="P4">http://www.pythontutor.com/visualize.html#mode=edit</text:p>
      <text:p text:style-name="P4">Экранированные последовательности</text:p>
      <text:p text:style-name="P4">https://pyprog.pro/python/py/str/esqape_sec.html</text:p>
      <text:p text:style-name="P4">Книги</text:p>
      <text:p text:style-name="P4">https://codernet.ru/books/python/izuchaem_python_5-e_izd_tom_1_mark_lutc/</text:p>
      <text:p text:style-name="Standard"/>
      <text:p text:style-name="Standard"><text:a xlink:type="simple" xlink:href="https://coderlessons.com/tutorials/python-technologies/uznaite-pycharm/pycharm-kratkoe-rukovodstvo" text:style-name="Internet_20_link" text:visited-style-name="Visited_20_Internet_20_Link">https://coderlessons.com/tutorials/python-technologies/uznaite-pycharm/pycharm-kratkoe-rukovodstvo</text:a></text:p>
      <text:p text:style-name="Standard"/>
      <text:p text:style-name="Standard"><text:a xlink:type="simple" xlink:href="https://py-charm.blogspot.com/2017/09/blog-post.html" text:style-name="Internet_20_link" text:visited-style-name="Visited_20_Internet_20_Link">https://py-charm.blogspot.com/2017/09/blog-post.html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0:44:27.357220487</meta:creation-date>
    <dc:date>2020-06-09T03:03:01.271424298</dc:date>
    <meta:editing-duration>PT6H8M23S</meta:editing-duration>
    <meta:editing-cycles>1</meta:editing-cycles>
    <meta:document-statistic meta:table-count="0" meta:image-count="0" meta:object-count="0" meta:page-count="1" meta:paragraph-count="22" meta:word-count="30" meta:character-count="837" meta:non-whitespace-character-count="828"/>
    <meta:generator>LibreOffice/6.0.7.3$Linux_X86_64 LibreOffice_project/00m0$Build-3</meta:generator>
  </office:meta>
</office:document-meta>
</file>